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9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Pivot_20_Table_20_Field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Pivot_20_Table_20_Category" style:data-style-name="N49">
      <style:table-cell-properties fo:border-bottom="none" style:text-align-source="fix" style:repeat-content="false" fo:border-left="2.01pt solid #000000" fo:border-right="0.99pt solid #000000" fo:border-top="0.99pt solid #000000"/>
      <style:paragraph-properties fo:text-align="center" fo:margin-left="0in"/>
    </style:style>
    <style:style style:name="ce3" style:family="table-cell" style:parent-style-name="Pivot_20_Table_20_Category" style:data-style-name="N49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in"/>
    </style:style>
    <style:style style:name="ce4" style:family="table-cell" style:parent-style-name="Pivot_20_Table_20_Corner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Pivot_20_Table_20_Value" style:data-style-name="N0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in"/>
    </style:style>
    <style:style style:name="ce6" style:family="table-cell" style:parent-style-name="Pivot_20_Table_20_Value" style:data-style-name="N0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in"/>
    </style:style>
    <style:style style:name="ce7" style:family="table-cell" style:parent-style-name="Pivot_20_Table_20_Value" style:data-style-name="N0">
      <style:table-cell-properties fo:border-bottom="0.99pt solid #000000" style:text-align-source="fix" style:repeat-content="false" fo:border-left="0.99pt solid #000000" fo:border-right="2.01pt solid #000000" fo:border-top="none"/>
      <style:paragraph-properties fo:text-align="center" fo:margin-left="0in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OCUPPANCY TOTAL</text:p>
          </table:table-cell>
          <table:table-cell table:style-name="ce8"/>
        </table:table-row>
        <table:table-row table:style-name="ro1">
          <table:table-cell table:style-name="ce2" office:value-type="date" office:date-value="2023-05-06" calcext:value-type="date">
            <text:p>2023-05-06</text:p>
          </table:table-cell>
          <table:table-cell table:style-name="ce5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3-05-07" calcext:value-type="date">
            <text:p>2023-05-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05-08" calcext:value-type="date">
            <text:p>2023-05-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5-09" calcext:value-type="date">
            <text:p>2023-05-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5-10" calcext:value-type="date">
            <text:p>2023-05-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05-12" calcext:value-type="date">
            <text:p>2023-05-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3-05-13" calcext:value-type="date">
            <text:p>2023-05-1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3-05-14" calcext:value-type="date">
            <text:p>2023-05-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5-16" calcext:value-type="date">
            <text:p>2023-05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5-18" calcext:value-type="date">
            <text:p>2023-05-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05-19" calcext:value-type="date">
            <text:p>2023-05-1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3-05-20" calcext:value-type="date">
            <text:p>2023-05-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3-05-21" calcext:value-type="date">
            <text:p>2023-05-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5-22" calcext:value-type="date">
            <text:p>2023-05-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5-26" calcext:value-type="date">
            <text:p>2023-05-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5-27" calcext:value-type="date">
            <text:p>2023-05-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5-28" calcext:value-type="date">
            <text:p>2023-05-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02" calcext:value-type="date">
            <text:p>2023-06-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03" calcext:value-type="date">
            <text:p>2023-06-0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date" office:date-value="2023-06-04" calcext:value-type="date">
            <text:p>2023-06-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6-05" calcext:value-type="date">
            <text:p>2023-06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6-09" calcext:value-type="date">
            <text:p>2023-06-0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3-06-10" calcext:value-type="date">
            <text:p>2023-06-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3-06-11" calcext:value-type="date">
            <text:p>2023-06-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6-13" calcext:value-type="date">
            <text:p>2023-06-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14" calcext:value-type="date">
            <text:p>2023-06-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16" calcext:value-type="date">
            <text:p>2023-06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17" calcext:value-type="date">
            <text:p>2023-06-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3-06-18" calcext:value-type="date">
            <text:p>2023-06-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06-19" calcext:value-type="date">
            <text:p>2023-06-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0" calcext:value-type="date">
            <text:p>2023-06-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3" calcext:value-type="date">
            <text:p>2023-06-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06-24" calcext:value-type="date">
            <text:p>2023-06-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3-06-25" calcext:value-type="date">
            <text:p>2023-06-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3-06-28" calcext:value-type="date">
            <text:p>2023-06-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30" calcext:value-type="date">
            <text:p>2023-06-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7-02" calcext:value-type="date">
            <text:p>2023-07-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7-04" calcext:value-type="date">
            <text:p>2023-07-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7-05" calcext:value-type="date">
            <text:p>2023-07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7-07" calcext:value-type="date">
            <text:p>2023-07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7-08" calcext:value-type="date">
            <text:p>2023-07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7-09" calcext:value-type="date">
            <text:p>2023-07-0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date" office:date-value="2023-07-12" calcext:value-type="date">
            <text:p>2023-07-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7-13" calcext:value-type="date">
            <text:p>2023-07-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7-14" calcext:value-type="date">
            <text:p>2023-07-1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3-07-16" calcext:value-type="date">
            <text:p>2023-07-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3-07-19" calcext:value-type="date">
            <text:p>2023-07-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7-22" calcext:value-type="date">
            <text:p>2023-07-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07-23" calcext:value-type="date">
            <text:p>2023-07-2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date" office:date-value="2023-07-29" calcext:value-type="date">
            <text:p>2023-07-2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date" office:date-value="2023-07-30" calcext:value-type="date">
            <text:p>2023-07-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07-31" calcext:value-type="date">
            <text:p>2023-07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3-08-01" calcext:value-type="date">
            <text:p>2023-08-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8-03" calcext:value-type="date">
            <text:p>2023-08-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08-05" calcext:value-type="date">
            <text:p>2023-08-0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3-08-11" calcext:value-type="date">
            <text:p>2023-08-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08-12" calcext:value-type="date">
            <text:p>2023-08-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8-13" calcext:value-type="date">
            <text:p>2023-08-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08-15" calcext:value-type="date">
            <text:p>2023-08-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8-18" calcext:value-type="date">
            <text:p>2023-08-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8-19" calcext:value-type="date">
            <text:p>2023-08-1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date" office:date-value="2023-08-20" calcext:value-type="date">
            <text:p>2023-08-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8-21" calcext:value-type="date">
            <text:p>2023-08-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8-25" calcext:value-type="date">
            <text:p>2023-08-2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3-08-26" calcext:value-type="date">
            <text:p>2023-08-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3-08-27" calcext:value-type="date">
            <text:p>2023-08-2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3-09-05" calcext:value-type="date">
            <text:p>2023-09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9-09" calcext:value-type="date">
            <text:p>2023-09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9-11" calcext:value-type="date">
            <text:p>2023-09-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9-16" calcext:value-type="date">
            <text:p>2023-09-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09-23" calcext:value-type="date">
            <text:p>2023-09-2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3-09-25" calcext:value-type="date">
            <text:p>2023-09-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3-09-27" calcext:value-type="date">
            <text:p>2023-09-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09-30" calcext:value-type="date">
            <text:p>2023-09-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10-01" calcext:value-type="date">
            <text:p>2023-10-0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date" office:date-value="2023-10-07" calcext:value-type="date">
            <text:p>2023-10-0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3-10-13" calcext:value-type="date">
            <text:p>2023-10-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10-14" calcext:value-type="date">
            <text:p>2023-10-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10-21" calcext:value-type="date">
            <text:p>2023-10-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10-22" calcext:value-type="date">
            <text:p>2023-10-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10-26" calcext:value-type="date">
            <text:p>2023-10-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10-29" calcext:value-type="date">
            <text:p>2023-10-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3-11-10" calcext:value-type="date">
            <text:p>2023-11-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3-11-11" calcext:value-type="date">
            <text:p>2023-11-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11-15" calcext:value-type="date">
            <text:p>2023-11-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3-11-17" calcext:value-type="date">
            <text:p>2023-11-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11-18" calcext:value-type="date">
            <text:p>2023-11-1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3-11-25" calcext:value-type="date">
            <text:p>2023-11-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12-02" calcext:value-type="date">
            <text:p>2023-12-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12-07" calcext:value-type="date">
            <text:p>2023-12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12-08" calcext:value-type="date">
            <text:p>2023-12-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12-16" calcext:value-type="date">
            <text:p>2023-12-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3-12-23" calcext:value-type="date">
            <text:p>2023-12-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12-24" calcext:value-type="date">
            <text:p>2023-12-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3-12-25" calcext:value-type="date">
            <text:p>2023-12-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3-12-26" calcext:value-type="date">
            <text:p>2023-12-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12-27" calcext:value-type="date">
            <text:p>2023-12-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3-12-30" calcext:value-type="date">
            <text:p>2023-12-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1-19" calcext:value-type="date">
            <text:p>2024-01-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01-20" calcext:value-type="date">
            <text:p>2024-01-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1-21" calcext:value-type="date">
            <text:p>2024-01-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1-28" calcext:value-type="date">
            <text:p>2024-01-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02-01" calcext:value-type="date">
            <text:p>2024-02-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2-03" calcext:value-type="date">
            <text:p>2024-02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2-17" calcext:value-type="date">
            <text:p>2024-02-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2-23" calcext:value-type="date">
            <text:p>2024-02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2-24" calcext:value-type="date">
            <text:p>2024-02-2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date" office:date-value="2024-03-02" calcext:value-type="date">
            <text:p>2024-03-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03-03" calcext:value-type="date">
            <text:p>2024-03-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3-08" calcext:value-type="date">
            <text:p>2024-03-0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4-03-09" calcext:value-type="date">
            <text:p>2024-03-0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4-03-15" calcext:value-type="date">
            <text:p>2024-03-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03-16" calcext:value-type="date">
            <text:p>2024-03-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3-23" calcext:value-type="date">
            <text:p>2024-03-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3-24" calcext:value-type="date">
            <text:p>2024-03-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3-27" calcext:value-type="date">
            <text:p>2024-03-2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4-03-28" calcext:value-type="date">
            <text:p>2024-03-2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4-03-29" calcext:value-type="date">
            <text:p>2024-03-2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4-03-30" calcext:value-type="date">
            <text:p>2024-03-3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4-03-31" calcext:value-type="date">
            <text:p>2024-03-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5-01" calcext:value-type="date">
            <text:p>2024-05-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5-02" calcext:value-type="date">
            <text:p>2024-05-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5-03" calcext:value-type="date">
            <text:p>2024-05-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5-04" calcext:value-type="date">
            <text:p>2024-05-0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4-05-05" calcext:value-type="date">
            <text:p>2024-05-0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4-05-07" calcext:value-type="date">
            <text:p>2024-05-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5-11" calcext:value-type="date">
            <text:p>2024-05-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4-05-12" calcext:value-type="date">
            <text:p>2024-05-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5-17" calcext:value-type="date">
            <text:p>2024-05-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05-18" calcext:value-type="date">
            <text:p>2024-05-1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4-05-19" calcext:value-type="date">
            <text:p>2024-05-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5-25" calcext:value-type="date">
            <text:p>2024-05-2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4-06-02" calcext:value-type="date">
            <text:p>2024-06-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06-04" calcext:value-type="date">
            <text:p>2024-06-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6-05" calcext:value-type="date">
            <text:p>2024-06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6-06" calcext:value-type="date">
            <text:p>2024-06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6-07" calcext:value-type="date">
            <text:p>2024-06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6-08" calcext:value-type="date">
            <text:p>2024-06-0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4-06-09" calcext:value-type="date">
            <text:p>2024-06-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6-12" calcext:value-type="date">
            <text:p>2024-06-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4-06-14" calcext:value-type="date">
            <text:p>2024-06-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4-06-15" calcext:value-type="date">
            <text:p>2024-06-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6-16" calcext:value-type="date">
            <text:p>2024-06-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6-19" calcext:value-type="date">
            <text:p>2024-06-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6-22" calcext:value-type="date">
            <text:p>2024-06-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6-25" calcext:value-type="date">
            <text:p>2024-06-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6-27" calcext:value-type="date">
            <text:p>2024-06-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06-28" calcext:value-type="date">
            <text:p>2024-06-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4-06-29" calcext:value-type="date">
            <text:p>2024-06-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4-06-30" calcext:value-type="date">
            <text:p>2024-06-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7-02" calcext:value-type="date">
            <text:p>2024-07-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7-04" calcext:value-type="date">
            <text:p>2024-07-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7-05" calcext:value-type="date">
            <text:p>2024-07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7-06" calcext:value-type="date">
            <text:p>2024-07-0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4-07-07" calcext:value-type="date">
            <text:p>2024-07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7-09" calcext:value-type="date">
            <text:p>2024-07-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7-10" calcext:value-type="date">
            <text:p>2024-07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7-13" calcext:value-type="date">
            <text:p>2024-07-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7-14" calcext:value-type="date">
            <text:p>2024-07-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07-16" calcext:value-type="date">
            <text:p>2024-07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7-17" calcext:value-type="date">
            <text:p>2024-07-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7-19" calcext:value-type="date">
            <text:p>2024-07-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7-20" calcext:value-type="date">
            <text:p>2024-07-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7-21" calcext:value-type="date">
            <text:p>2024-07-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7-25" calcext:value-type="date">
            <text:p>2024-07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7-26" calcext:value-type="date">
            <text:p>2024-07-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7-27" calcext:value-type="date">
            <text:p>2024-07-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7-30" calcext:value-type="date">
            <text:p>2024-07-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7-31" calcext:value-type="date">
            <text:p>2024-07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08-01" calcext:value-type="date">
            <text:p>2024-08-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8-02" calcext:value-type="date">
            <text:p>2024-08-0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4-08-03" calcext:value-type="date">
            <text:p>2024-08-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4-08-07" calcext:value-type="date">
            <text:p>2024-08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8-08" calcext:value-type="date">
            <text:p>2024-08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8-10" calcext:value-type="date">
            <text:p>2024-08-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4-08-11" calcext:value-type="date">
            <text:p>2024-08-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8-18" calcext:value-type="date">
            <text:p>2024-08-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8-22" calcext:value-type="date">
            <text:p>2024-08-2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4-08-23" calcext:value-type="date">
            <text:p>2024-08-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8-24" calcext:value-type="date">
            <text:p>2024-08-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8-25" calcext:value-type="date">
            <text:p>2024-08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8-27" calcext:value-type="date">
            <text:p>2024-08-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8-31" calcext:value-type="date">
            <text:p>2024-08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9-12" calcext:value-type="date">
            <text:p>2024-09-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9-14" calcext:value-type="date">
            <text:p>2024-09-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9-18" calcext:value-type="date">
            <text:p>2024-09-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09-21" calcext:value-type="date">
            <text:p>2024-09-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9-25" calcext:value-type="date">
            <text:p>2024-09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09-27" calcext:value-type="date">
            <text:p>2024-09-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9-28" calcext:value-type="date">
            <text:p>2024-09-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09-29" calcext:value-type="date">
            <text:p>2024-09-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0-01" calcext:value-type="date">
            <text:p>2024-10-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0-06" calcext:value-type="date">
            <text:p>2024-10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0-11" calcext:value-type="date">
            <text:p>2024-10-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0-12" calcext:value-type="date">
            <text:p>2024-10-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0-13" calcext:value-type="date">
            <text:p>2024-10-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0-17" calcext:value-type="date">
            <text:p>2024-10-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0-18" calcext:value-type="date">
            <text:p>2024-10-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10-20" calcext:value-type="date">
            <text:p>2024-10-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0-22" calcext:value-type="date">
            <text:p>2024-10-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0-30" calcext:value-type="date">
            <text:p>2024-10-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0-31" calcext:value-type="date">
            <text:p>2024-10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1-01" calcext:value-type="date">
            <text:p>2024-11-0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4-11-02" calcext:value-type="date">
            <text:p>2024-11-0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4-11-03" calcext:value-type="date">
            <text:p>2024-11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1-07" calcext:value-type="date">
            <text:p>2024-11-0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4-11-08" calcext:value-type="date">
            <text:p>2024-11-0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4-11-09" calcext:value-type="date">
            <text:p>2024-11-0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4-11-13" calcext:value-type="date">
            <text:p>2024-11-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1-19" calcext:value-type="date">
            <text:p>2024-11-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11-23" calcext:value-type="date">
            <text:p>2024-11-2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4-11-24" calcext:value-type="date">
            <text:p>2024-11-2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4-11-30" calcext:value-type="date">
            <text:p>2024-11-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2-01" calcext:value-type="date">
            <text:p>2024-12-0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12-05" calcext:value-type="date">
            <text:p>2024-12-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4-12-06" calcext:value-type="date">
            <text:p>2024-12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12-07" calcext:value-type="date">
            <text:p>2024-12-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12-12" calcext:value-type="date">
            <text:p>2024-12-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4-12-13" calcext:value-type="date">
            <text:p>2024-12-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4-12-14" calcext:value-type="date">
            <text:p>2024-12-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4-12-19" calcext:value-type="date">
            <text:p>2024-12-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2-20" calcext:value-type="date">
            <text:p>2024-12-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2-22" calcext:value-type="date">
            <text:p>2024-12-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2-24" calcext:value-type="date">
            <text:p>2024-12-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4-12-26" calcext:value-type="date">
            <text:p>2024-12-2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4-12-27" calcext:value-type="date">
            <text:p>2024-12-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4-12-28" calcext:value-type="date">
            <text:p>2024-12-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4-12-31" calcext:value-type="date">
            <text:p>2024-12-3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5-01-04" calcext:value-type="date">
            <text:p>2025-01-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1-05" calcext:value-type="date">
            <text:p>2025-01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1-10" calcext:value-type="date">
            <text:p>2025-01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1-11" calcext:value-type="date">
            <text:p>2025-01-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1-17" calcext:value-type="date">
            <text:p>2025-01-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1-18" calcext:value-type="date">
            <text:p>2025-01-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1-24" calcext:value-type="date">
            <text:p>2025-01-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1-30" calcext:value-type="date">
            <text:p>2025-01-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1-31" calcext:value-type="date">
            <text:p>2025-01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2-01" calcext:value-type="date">
            <text:p>2025-02-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2-06" calcext:value-type="date">
            <text:p>2025-02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2-07" calcext:value-type="date">
            <text:p>2025-02-0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5-02-14" calcext:value-type="date">
            <text:p>2025-02-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2-15" calcext:value-type="date">
            <text:p>2025-02-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5-02-16" calcext:value-type="date">
            <text:p>2025-02-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3-08" calcext:value-type="date">
            <text:p>2025-03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3-09" calcext:value-type="date">
            <text:p>2025-03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3-13" calcext:value-type="date">
            <text:p>2025-03-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3-14" calcext:value-type="date">
            <text:p>2025-03-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3-15" calcext:value-type="date">
            <text:p>2025-03-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5-03-16" calcext:value-type="date">
            <text:p>2025-03-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3-21" calcext:value-type="date">
            <text:p>2025-03-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3-22" calcext:value-type="date">
            <text:p>2025-03-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5-03-23" calcext:value-type="date">
            <text:p>2025-03-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3-28" calcext:value-type="date">
            <text:p>2025-03-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3-29" calcext:value-type="date">
            <text:p>2025-03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3-30" calcext:value-type="date">
            <text:p>2025-03-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4-02" calcext:value-type="date">
            <text:p>2025-04-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4-04" calcext:value-type="date">
            <text:p>2025-04-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4-05" calcext:value-type="date">
            <text:p>2025-04-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5-04-06" calcext:value-type="date">
            <text:p>2025-04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4-09" calcext:value-type="date">
            <text:p>2025-04-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4-11" calcext:value-type="date">
            <text:p>2025-04-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4-12" calcext:value-type="date">
            <text:p>2025-04-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5-04-13" calcext:value-type="date">
            <text:p>2025-04-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5-04-15" calcext:value-type="date">
            <text:p>2025-04-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4-16" calcext:value-type="date">
            <text:p>2025-04-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4-17" calcext:value-type="date">
            <text:p>2025-04-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5-04-18" calcext:value-type="date">
            <text:p>2025-04-1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5-04-19" calcext:value-type="date">
            <text:p>2025-04-1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5-04-20" calcext:value-type="date">
            <text:p>2025-04-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4-22" calcext:value-type="date">
            <text:p>2025-04-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4-23" calcext:value-type="date">
            <text:p>2025-04-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5-04-24" calcext:value-type="date">
            <text:p>2025-04-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4-25" calcext:value-type="date">
            <text:p>2025-04-2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date" office:date-value="2025-04-26" calcext:value-type="date">
            <text:p>2025-04-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4-27" calcext:value-type="date">
            <text:p>2025-04-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4-29" calcext:value-type="date">
            <text:p>2025-04-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4-30" calcext:value-type="date">
            <text:p>2025-04-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5-01" calcext:value-type="date">
            <text:p>2025-05-0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-05-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5-03" calcext:value-type="date">
            <text:p>2025-05-0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date" office:date-value="2025-05-04" calcext:value-type="date">
            <text:p>2025-05-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5-06" calcext:value-type="date">
            <text:p>2025-05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5-07" calcext:value-type="date">
            <text:p>2025-05-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5-09" calcext:value-type="date">
            <text:p>2025-05-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5-10" calcext:value-type="date">
            <text:p>2025-05-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5-05-11" calcext:value-type="date">
            <text:p>2025-05-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5-16" calcext:value-type="date">
            <text:p>2025-05-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5-17" calcext:value-type="date">
            <text:p>2025-05-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5-18" calcext:value-type="date">
            <text:p>2025-05-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5-21" calcext:value-type="date">
            <text:p>2025-05-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5-22" calcext:value-type="date">
            <text:p>2025-05-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5-23" calcext:value-type="date">
            <text:p>2025-05-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5-24" calcext:value-type="date">
            <text:p>2025-05-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5-25" calcext:value-type="date">
            <text:p>2025-05-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5-27" calcext:value-type="date">
            <text:p>2025-05-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5-28" calcext:value-type="date">
            <text:p>2025-05-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5-29" calcext:value-type="date">
            <text:p>2025-05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5-31" calcext:value-type="date">
            <text:p>2025-05-3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6-03" calcext:value-type="date">
            <text:p>2025-06-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6-05" calcext:value-type="date">
            <text:p>2025-06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6-06" calcext:value-type="date">
            <text:p>2025-06-0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5-06-07" calcext:value-type="date">
            <text:p>2025-06-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6-10" calcext:value-type="date">
            <text:p>2025-06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6-12" calcext:value-type="date">
            <text:p>2025-06-1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5-06-13" calcext:value-type="date">
            <text:p>2025-06-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6-14" calcext:value-type="date">
            <text:p>2025-06-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6-15" calcext:value-type="date">
            <text:p>2025-06-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6-19" calcext:value-type="date">
            <text:p>2025-06-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6-21" calcext:value-type="date">
            <text:p>2025-06-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5-06-22" calcext:value-type="date">
            <text:p>2025-06-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6-26" calcext:value-type="date">
            <text:p>2025-06-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6-28" calcext:value-type="date">
            <text:p>2025-06-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7-01" calcext:value-type="date">
            <text:p>2025-07-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-07-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7-05" calcext:value-type="date">
            <text:p>2025-07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7-06" calcext:value-type="date">
            <text:p>2025-07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7-08" calcext:value-type="date">
            <text:p>2025-07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7-09" calcext:value-type="date">
            <text:p>2025-07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7-10" calcext:value-type="date">
            <text:p>2025-07-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5-07-12" calcext:value-type="date">
            <text:p>2025-07-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7-15" calcext:value-type="date">
            <text:p>2025-07-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5-07-16" calcext:value-type="date">
            <text:p>2025-07-1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5-07-17" calcext:value-type="date">
            <text:p>2025-07-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7-18" calcext:value-type="date">
            <text:p>2025-07-1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5-07-19" calcext:value-type="date">
            <text:p>2025-07-1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5-07-22" calcext:value-type="date">
            <text:p>2025-07-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7-24" calcext:value-type="date">
            <text:p>2025-07-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7-26" calcext:value-type="date">
            <text:p>2025-07-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7-27" calcext:value-type="date">
            <text:p>2025-07-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7-30" calcext:value-type="date">
            <text:p>2025-07-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8-02" calcext:value-type="date">
            <text:p>2025-08-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8-03" calcext:value-type="date">
            <text:p>2025-08-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8-05" calcext:value-type="date">
            <text:p>2025-08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8-08" calcext:value-type="date">
            <text:p>2025-08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8-09" calcext:value-type="date">
            <text:p>2025-08-0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5-08-10" calcext:value-type="date">
            <text:p>2025-08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8-16" calcext:value-type="date">
            <text:p>2025-08-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8-17" calcext:value-type="date">
            <text:p>2025-08-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8-19" calcext:value-type="date">
            <text:p>2025-08-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08-21" calcext:value-type="date">
            <text:p>2025-08-2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5-08-22" calcext:value-type="date">
            <text:p>2025-08-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8-23" calcext:value-type="date">
            <text:p>2025-08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8-24" calcext:value-type="date">
            <text:p>2025-08-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1:58:26.447684102</meta:creation-date>
    <dc:date>2025-10-16T12:02:35.371739319</dc:date>
    <meta:editing-duration>PT4M8S</meta:editing-duration>
    <meta:editing-cycles>2</meta:editing-cycles>
    <meta:generator>LibreOffice/25.8.2.1$Linux_X86_64 LibreOffice_project/580$Build-1</meta:generator>
    <meta:document-statistic meta:table-count="1" meta:cell-count="796" meta:object-count="0"/>
  </office:meta>
</office:document-meta>
</file>